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erif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Ewy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16" calcext:value-type="float">
            <text:p>0.7516</text:p>
          </table:table-cell>
          <table:table-cell table:style-name="ce4" office:value-type="float" office:value="0.0563" calcext:value-type="float">
            <text:p>0.0563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7682" calcext:value-type="float">
            <text:p>0.7682</text:p>
          </table:table-cell>
          <table:table-cell table:style-name="ce4" office:value-type="float" office:value="0.0846" calcext:value-type="float">
            <text:p>0.0846</text:p>
          </table:table-cell>
          <table:table-cell table:style-name="ce4" office:value-type="float" office:value="0.0499" calcext:value-type="float">
            <text:p>0.0499</text:p>
          </table:table-cell>
          <table:table-cell office:value-type="string" calcext:value-type="string">
            <text:p>kappa=0.3, kappa’=0.3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office:value-type="string" calcext:value-type="string">
            <text:p>Kappa=0.05, kappa’=0.01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Kappa=0.09, kappa’=0.0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68" calcext:value-type="float">
            <text:p>0.868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28" office:value-type="float" office:value="0.4913" calcext:value-type="float">
            <text:p>0.4913</text:p>
          </table:table-cell>
          <table:table-cell table:style-name="ce28" office:value-type="float" office:value="0.4998" calcext:value-type="float">
            <text:p>0.4998</text:p>
          </table:table-cell>
          <table:table-cell office:value-type="string" calcext:value-type="string">
            <text:p>Kappa=0.05, kappa’=0.01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office:value-type="string" calcext:value-type="string">
            <text:p>Kappa=0.09, kappa’=0.0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28" office:value-type="float" office:value="0.8714" calcext:value-type="float">
            <text:p>0.8714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1T21:05:30.229017004</dc:date>
    <meta:editing-duration>PT12H34M32S</meta:editing-duration>
    <meta:editing-cycles>57</meta:editing-cycles>
    <meta:generator>LibreOffice/7.3.7.2$Linux_X86_64 LibreOffice_project/30$Build-2</meta:generator>
    <meta:document-statistic meta:table-count="2" meta:cell-count="181" meta:object-count="0"/>
  </office:meta>
</office:document-meta>
</file>